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office:value-type="string" calcext:value-type="string">
            <text:p>提交次数</text:p>
          </table:table-cell>
        </table:table-row>
        <table:table-row table:style-name="ro1">
          <table:table-cell office:value-type="string" calcext:value-type="string">
            <text:p>【模板】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【模板】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[JRKSJ R2] 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【模板】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模板，整除分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性质推导</text:p>
          </table:table-cell>
          <table:table-cell table:style-name="ce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4:24:22.766868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6-13T16:54:55.129007667</dc:date>
    <meta:editing-duration>PT3H4M20S</meta:editing-duration>
    <meta:editing-cycles>4</meta:editing-cycles>
    <meta:generator>LibreOffice/6.4.7.2$Linux_X86_64 LibreOffice_project/40$Build-2</meta:generator>
    <meta:document-statistic meta:table-count="1" meta:cell-count="44" meta:object-count="0"/>
  </office:meta>
</office:document-meta>
</file>